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2D000002B74CDFA134.jpg"/>
  <manifest:file-entry manifest:media-type="image/jpeg" manifest:full-path="Pictures/10000000000003EC00000293FDE50D0E.jpg"/>
  <manifest:file-entry manifest:media-type="image/jpeg" manifest:full-path="Pictures/1000000000000541000002B42901821F.jpg"/>
  <manifest:file-entry manifest:media-type="image/jpeg" manifest:full-path="Pictures/1000000000000543000002BA1D2130FB.jpg"/>
  <manifest:file-entry manifest:media-type="image/jpeg" manifest:full-path="Pictures/1000000000000417000002990419AA18.jpg"/>
  <manifest:file-entry manifest:media-type="image/jpeg" manifest:full-path="Pictures/100000000000054C000002BA689AD58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6.999cm" svg:height="8.745cm" draw:z-index="0"><draw:image xlink:href="Pictures/1000000000000541000002B42901821F.jpg" xlink:type="simple" xlink:show="embed" xlink:actuate="onLoad"/></draw:frame></text:p>
      <text:p text:style-name="Standard"><draw:frame draw:style-name="fr1" draw:name="grafika2" text:anchor-type="paragraph" svg:width="16.999cm" svg:height="8.915cm" draw:z-index="1"><draw:image xlink:href="Pictures/100000000000052D000002B74CDFA134.jpg" xlink:type="simple" xlink:show="embed" xlink:actuate="onLoad"/></draw:frame></text:p>
      <text:p text:style-name="Standard"><draw:frame draw:style-name="fr2" draw:name="grafika3" text:anchor-type="paragraph" svg:width="16.999cm" svg:height="10.795cm" draw:z-index="2"><draw:image xlink:href="Pictures/1000000000000417000002990419AA18.jp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grafika4" text:anchor-type="paragraph" svg:width="16.999cm" svg:height="8.807cm" draw:z-index="3"><draw:image xlink:href="Pictures/1000000000000543000002BA1D2130FB.jpg" xlink:type="simple" xlink:show="embed" xlink:actuate="onLoad"/></draw:frame></text:p>
      <text:p text:style-name="Standard"><draw:frame draw:style-name="fr1" draw:name="grafika5" text:anchor-type="paragraph" svg:width="16.999cm" svg:height="8.749cm" draw:z-index="4"><draw:image xlink:href="Pictures/100000000000054C000002BA689AD589.jpg" xlink:type="simple" xlink:show="embed" xlink:actuate="onLoad"/></draw:frame></text:p>
      <text:p text:style-name="Standard"><draw:frame draw:style-name="fr2" draw:name="grafika6" text:anchor-type="paragraph" svg:width="16.999cm" svg:height="11.157cm" draw:z-index="5"><draw:image xlink:href="Pictures/10000000000003EC00000293FDE50D0E.jpg" xlink:type="simple" xlink:show="embed" xlink:actuate="onLoad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57S</meta:editing-duration>
    <meta:editing-cycles>6</meta:editing-cycles>
    <meta:generator>OpenOffice/4.1.5$Win32 OpenOffice.org_project/415m1$Build-9789</meta:generator>
    <dc:date>2021-02-21T13:20:25.65</dc:date>
    <dc:creator>Anaa Lukaszewska</dc:creator>
    <meta:document-statistic meta:table-count="0" meta:image-count="6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